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Pico 1</text:p>
          </table:table-cell>
          <table:table-cell table:style-name="ce1" office:value-type="string" calcext:value-type="string">
            <text:p>Pico 2a</text:p>
          </table:table-cell>
          <table:table-cell table:style-name="ce1" office:value-type="string" calcext:value-type="string">
            <text:p>Pico 2b</text:p>
          </table:table-cell>
          <table:table-cell table:style-name="ce1" office:value-type="string" calcext:value-type="string">
            <text:p>Pico 3a</text:p>
          </table:table-cell>
          <table:table-cell table:style-name="ce1" office:value-type="string" calcext:value-type="string">
            <text:p>Pico 3b</text:p>
          </table:table-cell>
        </table:table-row>
        <table:table-row table:style-name="ro1">
          <table:table-cell/>
          <table:table-cell table:style-name="ce1" office:value-type="string" calcext:value-type="string">
            <text:p>x0</text:p>
          </table:table-cell>
          <table:table-cell office:value-type="float" office:value="25.5978" calcext:value-type="float">
            <text:p>25.5978</text:p>
          </table:table-cell>
          <table:table-cell office:value-type="float" office:value="35.1618" calcext:value-type="float">
            <text:p>35.1618</text:p>
          </table:table-cell>
          <table:table-cell office:value-type="float" office:value="35.2581" calcext:value-type="float">
            <text:p>35.2581</text:p>
          </table:table-cell>
          <table:table-cell office:value-type="float" office:value="37.786" calcext:value-type="float">
            <text:p>37.786</text:p>
          </table:table-cell>
          <table:table-cell office:value-type="float" office:value="37.8884" calcext:value-type="float">
            <text:p>37.8884</text:p>
          </table:table-cell>
        </table:table-row>
        <table:table-row table:style-name="ro1">
          <table:table-cell/>
          <table:table-cell table:style-name="ce1" office:value-type="string" calcext:value-type="string">
            <text:p>w</text:p>
          </table:table-cell>
          <table:table-cell office:value-type="float" office:value="0.0676776" calcext:value-type="float">
            <text:p>0.0676776</text:p>
          </table:table-cell>
          <table:table-cell office:value-type="float" office:value="0.056733" calcext:value-type="float">
            <text:p>0.056733</text:p>
          </table:table-cell>
          <table:table-cell office:value-type="float" office:value="0.0388022" calcext:value-type="float">
            <text:p>0.0388022</text:p>
          </table:table-cell>
          <table:table-cell office:value-type="float" office:value="0.0564691" calcext:value-type="float">
            <text:p>0.0564691</text:p>
          </table:table-cell>
          <table:table-cell office:value-type="float" office:value="0.0385949" calcext:value-type="float">
            <text:p>0.0385949</text:p>
          </table:table-cell>
        </table:table-row>
        <table:table-row table:style-name="ro1">
          <table:table-cell/>
          <table:table-cell table:style-name="ce1" office:value-type="string" calcext:value-type="string">
            <text:p>eta</text:p>
          </table:table-cell>
          <table:table-cell office:value-type="float" office:value="0.423109" calcext:value-type="float">
            <text:p>0.423109</text:p>
          </table:table-cell>
          <table:table-cell office:value-type="float" office:value="0.152598" calcext:value-type="float">
            <text:p>0.152598</text:p>
          </table:table-cell>
          <table:table-cell office:value-type="float" office:value="0.47738" calcext:value-type="float">
            <text:p>0.47738</text:p>
          </table:table-cell>
          <table:table-cell office:value-type="float" office:value="0.120422" calcext:value-type="float">
            <text:p>0.120422</text:p>
          </table:table-cell>
          <table:table-cell office:value-type="float" office:value="0.390598" calcext:value-type="float">
            <text:p>0.390598</text:p>
          </table:table-cell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office:value-type="float" office:value="25.3004" calcext:value-type="float">
            <text:p>25.3004</text:p>
          </table:table-cell>
          <table:table-cell office:value-type="float" office:value="33.3502" calcext:value-type="float">
            <text:p>33.3502</text:p>
          </table:table-cell>
          <table:table-cell office:value-type="float" office:value="6.66836" calcext:value-type="float">
            <text:p>6.66836</text:p>
          </table:table-cell>
          <table:table-cell office:value-type="float" office:value="13.7442" calcext:value-type="float">
            <text:p>13.7442</text:p>
          </table:table-cell>
          <table:table-cell office:value-type="float" office:value="3.01246" calcext:value-type="float">
            <text:p>3.01246</text:p>
          </table:table-cell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office:value-type="float" office:value="-0.209427" calcext:value-type="float">
            <text:p>-0.209427</text:p>
          </table:table-cell>
          <table:table-cell office:value-type="float" office:value="-0.134424" calcext:value-type="float">
            <text:p>-0.134424</text:p>
          </table:table-cell>
          <table:table-cell office:value-type="string" calcext:value-type="string">
            <text:p>---</text:p>
          </table:table-cell>
          <table:table-cell office:value-type="float" office:value="-0.0125139" calcext:value-type="float">
            <text:p>-0.0125139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office:value-type="float" office:value="9.75014" calcext:value-type="float">
            <text:p>9.75014</text:p>
          </table:table-cell>
          <table:table-cell office:value-type="float" office:value="7.42162" calcext:value-type="float">
            <text:p>7.42162</text:p>
          </table:table-cell>
          <table:table-cell office:value-type="string" calcext:value-type="string">
            <text:p>---</text:p>
          </table:table-cell>
          <table:table-cell office:value-type="float" office:value="3.18885" calcext:value-type="float">
            <text:p>3.18885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office:value-type="string" calcext:value-type="string">
            <text:p>x01</text:p>
          </table:table-cell>
          <table:table-cell office:value-type="string" calcext:value-type="string">
            <text:p>=</text:p>
          </table:table-cell>
          <table:table-cell office:value-type="float" office:value="37.786" calcext:value-type="float">
            <text:p>37.7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office:value-type="string" calcext:value-type="string">
            <text:p>=</text:p>
          </table:table-cell>
          <table:table-cell office:value-type="float" office:value="0.0564691" calcext:value-type="float">
            <text:p>0.05646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a1</text:p>
          </table:table-cell>
          <table:table-cell office:value-type="string" calcext:value-type="string">
            <text:p>=</text:p>
          </table:table-cell>
          <table:table-cell office:value-type="float" office:value="0.120422" calcext:value-type="float">
            <text:p>0.1204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=</text:p>
          </table:table-cell>
          <table:table-cell office:value-type="float" office:value="13.7442" calcext:value-type="float">
            <text:p>13.74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02</text:p>
          </table:table-cell>
          <table:table-cell office:value-type="string" calcext:value-type="string">
            <text:p>=</text:p>
          </table:table-cell>
          <table:table-cell office:value-type="float" office:value="37.8884" calcext:value-type="float">
            <text:p>37.88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2</text:p>
          </table:table-cell>
          <table:table-cell office:value-type="string" calcext:value-type="string">
            <text:p>=</text:p>
          </table:table-cell>
          <table:table-cell office:value-type="float" office:value="0.0385949" calcext:value-type="float">
            <text:p>0.03859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a2</text:p>
          </table:table-cell>
          <table:table-cell office:value-type="string" calcext:value-type="string">
            <text:p>=</text:p>
          </table:table-cell>
          <table:table-cell office:value-type="float" office:value="0.390598" calcext:value-type="float">
            <text:p>0.3905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=</text:p>
          </table:table-cell>
          <table:table-cell office:value-type="float" office:value="3.01246" calcext:value-type="float">
            <text:p>3.012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=</text:p>
          </table:table-cell>
          <table:table-cell office:value-type="float" office:value="-0.0125139" calcext:value-type="float">
            <text:p>-0.01251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=</text:p>
          </table:table-cell>
          <table:table-cell office:value-type="float" office:value="3.18885" calcext:value-type="float">
            <text:p>3.188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ar </meta:initial-creator>
    <meta:creation-date>2015-04-29T17:22:59.927707302</meta:creation-date>
    <dc:date>2015-04-29T17:48:12.178762525</dc:date>
    <dc:creator>sagar </dc:creator>
    <meta:editing-duration>PT19M6S</meta:editing-duration>
    <meta:editing-cycles>3</meta:editing-cycles>
    <meta:generator>LibreOffice/4.2.7.2$Linux_X86_64 LibreOffice_project/420m0$Build-2</meta:generator>
    <meta:document-statistic meta:table-count="1" meta:cell-count="71" meta:object-count="0"/>
  </office:meta>
</office:document-meta>
</file>